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1000000D39CAC9D73.png" manifest:media-type="image/png"/>
  <manifest:file-entry manifest:full-path="Pictures/10000000000002C10000017E41E1E533.png" manifest:media-type="image/png"/>
  <manifest:file-entry manifest:full-path="Pictures/1000000000000194000002329FDBBA34.png" manifest:media-type="image/png"/>
  <manifest:file-entry manifest:full-path="Pictures/10000000000003A2000000F4A3B31F44.png" manifest:media-type="image/png"/>
  <manifest:file-entry manifest:full-path="Pictures/10000000000002510000012F49B1346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solid" draw:fill-color="#ff4000" draw:opacity="50%" draw:textarea-horizontal-align="justify" draw:textarea-vertical-align="middle" draw:auto-grow-height="false" fo:min-height="2.56cm" fo:min-width="0.5cm" draw:shadow-opacity="50%" loext:decorative="false"/>
    </style:style>
    <style:style style:name="gr3" style:family="graphic" style:parent-style-name="objectwithoutfill">
      <style:graphic-properties svg:stroke-width="0.02cm" svg:stroke-color="#000000" draw:marker-start-width="0.24cm" draw:marker-end="Arrow_20_large" draw:marker-end-width="0.14cm" draw:fill="none" draw:textarea-vertical-align="middle" fo:padding-top="0.135cm" fo:padding-bottom="0.135cm" fo:padding-left="0.26cm" fo:padding-right="0.26cm" loext:decorative="false"/>
    </style:style>
    <style:style style:name="gr4" style:family="graphic" style:parent-style-name="standard">
      <style:graphic-properties draw:stroke="none" draw:fill="solid" draw:fill-color="#ff4000" draw:opacity="25%" draw:textarea-horizontal-align="justify" draw:textarea-vertical-align="middle" draw:auto-grow-height="false" fo:min-height="2.56cm" fo:min-width="0.5cm" draw:shadow-opacity="25%" loext:decorative="false"/>
    </style:style>
    <style:style style:name="gr5" style:family="graphic" style:parent-style-name="standard">
      <style:graphic-properties draw:stroke="none" draw:fill="solid" draw:fill-color="#ff4000" draw:opacity="12%" draw:textarea-horizontal-align="justify" draw:textarea-vertical-align="middle" draw:auto-grow-height="false" fo:min-height="2.56cm" fo:min-width="0.5cm" draw:shadow-opacity="12%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02cm" svg:stroke-color="#000000" draw:marker-start-width="0.23cm" draw:marker-end="Arrow_20_large" draw:marker-end-width="0.14cm" draw:fill="none" fo:padding-top="0.135cm" fo:padding-bottom="0.135cm" fo:padding-left="0.26cm" fo:padding-right="0.26cm" loext:decorative="false"/>
    </style:style>
    <style:style style:name="gr9" style:family="graphic" style:parent-style-name="objectwithoutfill">
      <style:graphic-properties svg:stroke-width="0.02cm" svg:stroke-color="#000000" draw:marker-start-width="0.23cm" draw:marker-end="Arrow_20_large" draw:marker-end-width="0.17cm" draw:fill="none" fo:padding-top="0.135cm" fo:padding-bottom="0.135cm" fo:padding-left="0.26cm" fo:padding-right="0.26cm" loext:decorative="false"/>
    </style:style>
    <style:style style:name="gr10" style:family="graphic" style:parent-style-name="standard">
      <style:graphic-properties draw:stroke="none" draw:fill="solid" draw:fill-color="#ff4000" draw:opacity="100%" draw:textarea-horizontal-align="justify" draw:textarea-vertical-align="middle" draw:auto-grow-height="false" fo:min-height="3.25cm" fo:min-width="0cm" draw:shadow-opacity="100%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93cm" fo:min-width="0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125cm" fo:min-width="0cm" fo:padding-top="0.135cm" fo:padding-bottom="0.135cm" fo:padding-left="0.26cm" fo:padding-right="0.26cm" loext:decorative="false"/>
    </style:style>
    <style:style style:name="gr14" style:family="graphic" style:parent-style-name="standard">
      <style:graphic-properties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125cm" fo:min-width="1.125cm" fo:padding-top="0.135cm" fo:padding-bottom="0.135cm" fo:padding-left="0.26cm" fo:padding-right="0.26cm" loext:decorative="false"/>
      <style:paragraph-properties style:writing-mode="lr-tb"/>
    </style:style>
    <style:style style:name="gr15" style:family="graphic" style:parent-style-name="standard">
      <style:graphic-properties draw:stroke="none" svg:stroke-width="0.02cm" svg:stroke-color="#000000" draw:marker-start-width="0.23cm" draw:marker-end-width="0.23cm" draw:fill="solid" draw:fill-color="#cccccc" loext:fill-use-slide-background="false" draw:textarea-horizontal-align="justify" draw:textarea-vertical-align="middle" draw:auto-grow-height="false" fo:min-height="0.5cm" fo:min-width="1.75cm" fo:padding-top="0.135cm" fo:padding-bottom="0.135cm" fo:padding-left="0.26cm" fo:padding-right="0.26cm" loext:decorative="false"/>
      <style:paragraph-properties style:writing-mode="lr-tb"/>
    </style:style>
    <style:style style:name="gr16" style:family="graphic" style:parent-style-name="standard">
      <style:graphic-properties draw:stroke="none" svg:stroke-width="0.02cm" svg:stroke-color="#000000" draw:marker-start-width="0.23cm" draw:marker-end-width="0.23cm" draw:fill="solid" draw:fill-color="#cccccc" loext:fill-use-slide-background="false" draw:textarea-horizontal-align="justify" draw:textarea-vertical-align="middle" draw:auto-grow-height="false" fo:min-height="0.48cm" fo:min-width="17.945cm" fo:padding-top="0.135cm" fo:padding-bottom="0.135cm" fo:padding-left="0.26cm" fo:padding-right="0.26cm" loext:decorative="false"/>
      <style:paragraph-properties style:writing-mode="lr-tb"/>
    </style:style>
    <style:style style:name="gr17" style:family="graphic" style:parent-style-name="standard">
      <style:graphic-properties draw:stroke="none" svg:stroke-width="0.02cm" svg:stroke-color="#000000" draw:marker-start-width="0.23cm" draw:marker-end-width="0.23cm" draw:fill="solid" draw:fill-color="#cccccc" loext:fill-use-slide-background="false" draw:textarea-horizontal-align="justify" draw:textarea-vertical-align="middle" draw:auto-grow-height="false" fo:min-height="0.48cm" fo:min-width="2.542cm" fo:padding-top="0.135cm" fo:padding-bottom="0.135cm" fo:padding-left="0.26cm" fo:padding-right="0.26cm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105cm" fo:min-width="1.105cm" fo:padding-top="0.135cm" fo:padding-bottom="0.135cm" fo:padding-left="0.26cm" fo:padding-right="0.26cm" loext:decorative="false"/>
    </style:style>
    <style:style style:name="gr20" style:family="graphic" style:parent-style-name="standard">
      <style:graphic-properties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105cm" fo:min-width="1.542cm" fo:padding-top="0.135cm" fo:padding-bottom="0.135cm" fo:padding-left="0.26cm" fo:padding-right="0.26cm" loext:decorative="false"/>
      <style:paragraph-properties style:writing-mode="lr-tb"/>
    </style:style>
    <style:style style:name="gr21" style:family="graphic" style:parent-style-name="standard">
      <style:graphic-properties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105cm" fo:min-width="7.043cm" fo:padding-top="0.135cm" fo:padding-bottom="0.135cm" fo:padding-left="0.26cm" fo:padding-right="0.26cm" loext:decorative="false"/>
      <style:paragraph-properties style:writing-mode="lr-tb"/>
    </style:style>
    <style:style style:name="gr22" style:family="graphic" style:parent-style-name="standard">
      <style:graphic-properties draw:stroke="none" svg:stroke-width="0.02cm" svg:stroke-color="#000000" draw:marker-start-width="0.23cm" draw:marker-end-width="0.23cm" draw:fill="solid" draw:fill-color="#cccccc" loext:fill-use-slide-background="false" draw:textarea-horizontal-align="justify" draw:textarea-vertical-align="middle" draw:auto-grow-height="false" fo:min-height="0.48cm" fo:min-width="3.98cm" fo:padding-top="0.135cm" fo:padding-bottom="0.135cm" fo:padding-left="0.26cm" fo:padding-right="0.2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2cm" svg:stroke-color="#000000" draw:marker-start-width="0.23cm" draw:marker-end-width="0.23cm" draw:fill="solid" draw:fill-color="#cccccc" loext:fill-use-slide-background="false" draw:textarea-horizontal-align="justify" draw:textarea-vertical-align="middle" draw:auto-grow-height="false" fo:min-height="0.48cm" fo:min-width="7.043cm" fo:padding-top="0.135cm" fo:padding-bottom="0.135cm" fo:padding-left="0.26cm" fo:padding-right="0.26cm" loext:decorative="false"/>
      <style:paragraph-properties style:writing-mode="lr-tb"/>
    </style:style>
    <style:style style:name="gr24" style:family="graphic" style:parent-style-name="standard">
      <style:graphic-properties draw:stroke="none"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293cm" fo:min-width="2.346cm" fo:padding-top="0.135cm" fo:padding-bottom="0.135cm" fo:padding-left="0.26cm" fo:padding-right="0.26cm" loext:decorative="false"/>
      <style:paragraph-properties style:writing-mode="lr-tb"/>
    </style:style>
    <style:style style:name="gr25" style:family="graphic" style:parent-style-name="standard">
      <style:graphic-properties draw:stroke="none"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293cm" fo:min-width="4.373cm" fo:padding-top="0.135cm" fo:padding-bottom="0.135cm" fo:padding-left="0.26cm" fo:padding-right="0.26cm" loext:decorative="false"/>
      <style:paragraph-properties style:writing-mode="lr-tb"/>
    </style:style>
    <style:style style:name="gr26" style:family="graphic" style:parent-style-name="standard">
      <style:graphic-properties draw:stroke="none"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1.293cm" fo:min-width="5.675cm" fo:padding-top="0.135cm" fo:padding-bottom="0.135cm" fo:padding-left="0.26cm" fo:padding-right="0.26cm" loext:decorative="false"/>
      <style:paragraph-properties style:writing-mode="lr-tb"/>
    </style:style>
    <style:style style:name="gr27" style:family="graphic" style:parent-style-name="standard">
      <style:graphic-properties draw:stroke="none"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0.682cm" fo:min-width="4.281cm" fo:padding-top="0.135cm" fo:padding-bottom="0.135cm" fo:padding-left="0.26cm" fo:padding-right="0.26cm" loext:decorative="false"/>
      <style:paragraph-properties style:writing-mode="lr-tb"/>
    </style:style>
    <style:style style:name="gr28" style:family="graphic" style:parent-style-name="standard">
      <style:graphic-properties draw:stroke="none" svg:stroke-width="0.02cm" svg:stroke-color="#000000" draw:marker-start-width="0.23cm" draw:marker-end-width="0.23cm" draw:fill="none" loext:fill-use-slide-background="false" draw:textarea-horizontal-align="justify" draw:textarea-vertical-align="middle" draw:auto-grow-height="false" fo:min-height="0.682cm" fo:min-width="4.32cm" fo:padding-top="0.135cm" fo:padding-bottom="0.135cm" fo:padding-left="0.26cm" fo:padding-right="0.2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fo:min-width="16.29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4000" draw:opacity="50%"/>
      <style:paragraph-properties fo:text-align="center"/>
    </style:style>
    <style:style style:name="P3" style:family="paragraph">
      <loext:graphic-properties draw:fill="solid" draw:fill-color="#ff4000" draw:opacity="25%"/>
      <style:paragraph-properties fo:text-align="center"/>
    </style:style>
    <style:style style:name="P4" style:family="paragraph">
      <loext:graphic-properties draw:fill="solid" draw:fill-color="#ff4000" draw:opacity="12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4000" draw:opacity="100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5cm" svg:height="2.81cm" svg:x="1cm" svg:y="6cm">
          <draw:image xlink:href="Pictures/10000000000002510000012F49B13460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2.81cm" svg:x="3.5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16cm" svg:height="3.5cm" svg:x="21.375cm" svg:y="5.375cm">
          <draw:image xlink:href="Pictures/1000000000000194000002329FDBBA34.png" xlink:type="simple" xlink:show="embed" xlink:actuate="onLoad" draw:mime-type="image/png">
            <text:p/>
          </draw:image>
        </draw:frame>
        <draw:frame draw:style-name="gr1" draw:text-style-name="P1" draw:layer="layout" svg:width="2.999cm" svg:height="1.625cm" svg:x="17.313cm" svg:y="6.562cm">
          <draw:image xlink:href="Pictures/10000000000002C10000017E41E1E533.png" xlink:type="simple" xlink:show="embed" xlink:actuate="onLoad" draw:mime-type="image/png">
            <text:p/>
          </draw:image>
        </draw:frame>
        <draw:path draw:style-name="gr3" draw:text-style-name="P1" draw:layer="layout" svg:width="1.056cm" svg:height="2.999cm" draw:transform="skewX (0.000872664625997165) rotate (1.5707963267949) translate (4.000000732cm 6.49738200609623cm)" svg:viewBox="0 0 1057 3000" svg:d="M499 0c1500 0-499 3000-499 3000">
          <text:p/>
        </draw:path>
        <draw:custom-shape draw:style-name="gr4" draw:text-style-name="P3" draw:layer="layout" svg:width="1cm" svg:height="2.81cm" svg:x="3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2.8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2.8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2.81cm" svg:x="4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375cm" svg:height="2.097cm" svg:x="1.5cm" svg:y="8.34cm">
          <draw:text-box>
            <text:p text:style-name="P5">sliding window</text:p>
          </draw:text-box>
        </draw:frame>
        <draw:frame draw:style-name="gr6" draw:text-style-name="P6" draw:layer="layout" svg:width="4.812cm" svg:height="2.097cm" svg:x="6.375cm" svg:y="7.437cm">
          <draw:text-box>
            <text:p text:style-name="P5">256 samples</text:p>
          </draw:text-box>
        </draw:frame>
        <draw:frame draw:style-name="gr7" draw:text-style-name="P6" draw:layer="layout" svg:width="4.25cm" svg:height="1.916cm" svg:x="12.062cm" svg:y="7.562cm">
          <draw:text-box>
            <text:p text:style-name="P5">windowing</text:p>
          </draw:text-box>
        </draw:frame>
        <draw:line draw:style-name="gr8" draw:text-style-name="P1" draw:layer="layout" svg:x1="10.5cm" svg:y1="7.375cm" svg:x2="11.5cm" svg:y2="7.375cm">
          <text:p/>
        </draw:line>
        <draw:line draw:style-name="gr8" draw:text-style-name="P1" draw:layer="layout" svg:x1="16.187cm" svg:y1="7.375cm" svg:x2="17.187cm" svg:y2="7.375cm">
          <text:p/>
        </draw:line>
        <draw:frame draw:style-name="gr7" draw:text-style-name="P6" draw:layer="layout" svg:width="3.438cm" svg:height="1.916cm" svg:x="17.562cm" svg:y="7.959cm">
          <draw:text-box>
            <text:p text:style-name="P5">FFT</text:p>
          </draw:text-box>
        </draw:frame>
        <draw:path draw:style-name="gr9" draw:text-style-name="P1" draw:layer="layout" svg:width="2.933cm" svg:height="2.022cm" draw:transform="skewX (0.431968989868597) rotate (1.00129539186915) translate (19.375cm 5.618cm)" svg:viewBox="0 0 2934 2023" svg:d="M0 0c742 0 4083 607 2525 2023">
          <text:p/>
        </draw:path>
        <draw:custom-shape draw:style-name="gr10" draw:text-style-name="P7" draw:layer="layout" svg:width="0.125cm" svg:height="3.5cm" svg:x="21.875cm" svg:y="5.37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562cm" svg:height="3.943cm" svg:x="20.438cm" svg:y="8.119cm">
          <draw:text-box>
            <text:p text:style-name="P5">124 x 129</text:p>
            <text:p text:style-name="P5">spectrogram</text:p>
          </draw:text-box>
        </draw:frame>
        <draw:frame draw:style-name="gr1" draw:text-style-name="P1" draw:layer="layout" svg:width="3.731cm" svg:height="0.979cm" svg:x="6.706cm" svg:y="6.958cm">
          <draw:image xlink:href="Pictures/10000000000003A2000000F4A3B31F44.png" xlink:type="simple" xlink:show="embed" xlink:actuate="onLoad" draw:mime-type="image/png">
            <text:p/>
          </draw:image>
        </draw:frame>
        <draw:frame draw:style-name="gr1" draw:text-style-name="P1" draw:layer="layout" svg:width="4.563cm" svg:height="1.093cm" svg:x="11.562cm" svg:y="6.844cm">
          <draw:image xlink:href="Pictures/1000000000000371000000D39CAC9D73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1" draw:layer="layout" svg:width="0.188cm" svg:height="1.375cm" svg:x="6.336cm" svg:y="9.5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625cm" svg:height="1.375cm" svg:x="6.524cm" svg:y="9.561cm">
          <text:p text:style-name="P5">67k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437cm" svg:height="1.375cm" svg:x="8.149cm" svg:y="9.5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25cm" svg:height="0.75cm" svg:x="6.336cm" svg:y="11.123cm">
          <text:p text:style-name="P5">.bss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8.465cm" svg:height="0.75cm" svg:x="8.937cm" svg:y="12.058cm">
          <text:p text:style-name="P5">Flash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062cm" svg:height="0.75cm" svg:x="5.524cm" svg:y="12.061cm">
          <text:p text:style-name="P5">RAM</text:p>
          <draw:enhanced-geometry svg:viewBox="0 0 21600 21600" draw:type="rectangle" draw:enhanced-path="M 0 0 L 21600 0 21600 21600 0 21600 0 0 Z N"/>
        </draw:custom-shape>
        <draw:g draw:style-name="gr18">
          <draw:custom-shape draw:style-name="gr19" draw:text-style-name="P1" draw:layer="layout" svg:width="1.625cm" svg:height="1.375cm" svg:x="15.687cm" svg:y="9.4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2.062cm" svg:height="1.375cm" svg:x="17.312cm" svg:y="9.404cm">
            <text:p text:style-name="P5">85k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7.563cm" svg:height="1.375cm" svg:x="19.812cm" svg:y="9.404cm">
            <text:p text:style-name="P5">Code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4.5cm" svg:height="0.75cm" svg:x="14.875cm" svg:y="10.966cm">
            <text:p text:style-name="P5">.rodata</text:p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7.563cm" svg:height="0.75cm" svg:x="19.812cm" svg:y="10.966cm">
            <text:p text:style-name="P5">.text</text:p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866cm" svg:height="1.563cm" draw:transform="rotate (0.719250184746863) translate (17.312cm 8.729cm)">
            <text:p text:style-name="P5">Model</text:p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4.893cm" svg:height="1.563cm" draw:transform="rotate (0.719250184746863) translate (15.351cm 8.978cm)">
            <text:p text:style-name="P5">FFT Coeff.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1" draw:layer="layout" svg:width="6.195cm" svg:height="1.563cm" draw:transform="rotate (0.719250184746863) translate (7.399cm 9.135cm)">
          <text:p text:style-name="P5">Waveform Buff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801cm" svg:height="0.952cm" draw:transform="rotate (0.719250184746863) translate (6.66cm 9.22cm)">
          <text:p text:style-name="P5">Tensor Arena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84cm" svg:height="0.952cm" draw:transform="rotate (0.719250184746863) translate (5.774cm 9.157cm)">
          <text:p text:style-name="P5">Heap &amp; Stac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1" fo:font-family="'CMU Serif'" style:font-style-name="Roman" style:font-family-generic="roman" style:font-pitch="variable" fo:font-size="20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208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91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04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411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708cm" svg:height="1.484cm" svg:x="3.202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15cm" svg:height="1.484cm" svg:x="14.73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42cm" svg:height="1.484cm" svg:x="3.286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11cm" svg:height="1.484cm" svg:x="14.9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Gloor</meta:initial-creator>
    <meta:creation-date>2024-06-11T15:21:43.876228343</meta:creation-date>
    <dc:date>2024-06-11T19:08:38.761143880</dc:date>
    <dc:creator>Stefan Gloor</dc:creator>
    <meta:editing-duration>PT1H24M13S</meta:editing-duration>
    <meta:editing-cycles>5</meta:editing-cycles>
    <meta:generator>LibreOffice/7.6.4.1$Linux_X86_64 LibreOffice_project/60$Build-1</meta:generator>
    <meta:document-statistic meta:object-count="62"/>
  </office:meta>
</office:document-meta>
</file>